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1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27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2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80"><text:placeholder text:placeholder-type="text">&lt;if test="variant_images()"&gt;</text:placeholder></text:p>
              <text:p text:style-name="P88"><text:placeholder text:placeholder-type="text">&lt;translate(u'image')&gt;</text:placeholder></text:p>
              <text:p text:style-name="P80"><text:placeholder text:placeholder-type="text">&lt;/if&gt;</text:placeholder></text:p>
            </table:table-cell>
            <table:table-cell table:style-name="Tabella2.A1" office:value-type="string">
              <text:p text:style-name="P103"><text:placeholder text:placeholder-type="text">&lt;if test="not variant_images()"&gt;</text:placeholder></text:p>
              <text:p text:style-name="P100"><text:placeholder text:placeholder-type="text">&lt;translate(u'UoM')&gt;</text:placeholder></text:p>
              <text:p text:style-name="P81"><text:placeholder text:placeholder-type="text">&lt;/if&gt;</text:placeholder></text:p>
              <text:p text:style-name="P81"><text:placeholder text:placeholder-type="text">&lt;if test="variant_images()"&gt;</text:placeholder></text:p>
              <text:p text:style-name="P89"><text:placeholder text:placeholder-type="text">&lt;translate(u'ordered color')&gt;</text:placeholder></text:p>
              <text:p text:style-name="P79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9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8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61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0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8"><text:span text:style-name="Strong_20_Emphasis"><text:span text:style-name="T31"><text:placeholder text:placeholder-type="text">&lt;for each="nl in line.name.split('\n')"&gt;</text:placeholder></text:span></text:span></text:p>
            <text:p text:style-name="P118"><text:bookmark-start text:name="__DdeLink__1310_1101738539"/><text:bookmark-start text:name="__DdeLink__3145_1056623958"/><text:span text:style-name="Strong_20_Emphasis"><text:span text:style-name="T31"><text:placeholder text:placeholder-type="text">&lt;nl.upper().replace('NO DESC:','').replace('NO DESC','')&gt;</text:placeholder></text:span></text:span><text:bookmark-end text:name="__DdeLink__1310_1101738539"/><text:bookmark-end text:name="__DdeLink__3145_1056623958"/></text:p>
            <text:p text:style-name="P121"><text:span text:style-name="Strong_20_Emphasis"><text:span text:style-name="T33"><text:placeholder text:placeholder-type="text">&lt;/for&gt;</text:placeholder></text:span></text:span></text:p>
            <text:p text:style-name="P66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3"> </text:span></text:span></text:p>
            <text:p text:style-name="P67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7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7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3"><text:span text:style-name="Strong_20_Emphasis"><text:span text:style-name="T46"><text:placeholder text:placeholder-type="text">&lt;if test="line.product_id"&gt;</text:placeholder></text:span></text:span></text:p>
            <text:p text:style-name="P115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5"><text:span text:style-name="Strong_20_Emphasis"><text:span text:style-name="T37"><text:placeholder text:placeholder-type="text">&lt;/if&gt;</text:placeholder></text:span></text:span></text:p>
            <text:p text:style-name="P113"><text:span text:style-name="Strong_20_Emphasis"><text:span text:style-name="T46"><text:placeholder text:placeholder-type="text">&lt;if test="not line.product_id"&gt;</text:placeholder></text:span></text:span></text:p>
            <text:p text:style-name="P113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3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3"><text:span text:style-name="Strong_20_Emphasis"><text:span text:style-name="T46"><text:placeholder text:placeholder-type="text">&lt;/for&gt;</text:placeholder></text:span></text:span></text:p>
            <text:p text:style-name="P113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4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90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1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2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91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1"><text:placeholder text:placeholder-type="text">&lt;line.product_id and line.product_id.code or ''&gt;</text:placeholder></text:p>
            <text:p text:style-name="P120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19"><text:span text:style-name="Strong_20_Emphasis"><text:span text:style-name="T31"><text:placeholder text:placeholder-type="text">&lt;for each="nl in line.name.split('\n')"&gt;</text:placeholder></text:span></text:span></text:p>
            <text:p text:style-name="P119"><text:span text:style-name="Strong_20_Emphasis"><text:span text:style-name="T31"><text:placeholder text:placeholder-type="text">&lt;nl&gt;</text:placeholder></text:span></text:span></text:p>
            <text:p text:style-name="P122"><text:span text:style-name="Strong_20_Emphasis"><text:span text:style-name="T33"><text:placeholder text:placeholder-type="text">&lt;/for&gt;</text:placeholder></text:span></text:span></text:p>
            <text:p text:style-name="P67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7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7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17"><text:span text:style-name="Strong_20_Emphasis"><text:span text:style-name="T30"><text:placeholder text:placeholder-type="text">&lt;if test="variant_images()"&gt;</text:placeholder></text:span></text:span></text:p>
            <text:p text:style-name="P116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  <text:p text:style-name="P112"><text:span text:style-name="Strong_20_Emphasis"><text:span text:style-name="T55"><text:placeholder text:placeholder-type="text">&lt;/if&gt;</text:placeholder></text:span></text:span></text:p>
            <text:p text:style-name="P112"><text:span text:style-name="Strong_20_Emphasis"><text:span text:style-name="T55"><text:placeholder text:placeholder-type="text">&lt;if test="not variant_images()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27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90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125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92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23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6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56"> </text:span></text:p>
      <text:p text:style-name="P76"><text:placeholder text:placeholder-type="text">&lt;if test="check_installed_module('account_fiscal_position_rule_partner')"&gt;</text:placeholder></text:p>
      <text:p text:style-name="P59"><text:placeholder text:placeholder-type="text">&lt;if test="o.account_fiscal_position_rule_id"&gt;</text:placeholder></text:p>
      <text:p text:style-name="P4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text-align="start" style:justify-single-word="false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style:text-properties fo:font-size="6pt" style:font-size-asian="5.25pt" style:font-size-complex="6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1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40"><text:placeholder text:placeholder-type="text">&lt;choose&gt;</text:placeholder></text:p>
              <text:p text:style-name="MP40"><text:placeholder text:placeholder-type="text">&lt;get_selection_item(o.payment_term, o.payment_term.type) or ''&gt;</text:placeholder></text:p>
              <text:p text:style-name="MP41"><text:placeholder text:placeholder-type="text">&lt;o.payment_term and o.payment_term.note or o.payment_term and o.payment_term.name or ''&gt;</text:placeholder></text:p>
              <text:p text:style-name="MP40"><text:placeholder text:placeholder-type="text">&lt;when test="o.payment_term.type == 'RB'"&gt;</text:placeholder></text:p>
              <text:p text:style-name="MP40"><text:placeholder text:placeholder-type="text">&lt;choose&gt;</text:placeholder></text:p>
              <text:p text:style-name="MP40"><text:placeholder text:placeholder-type="text">&lt;when test="o.partner_id.bank_riba_id"&gt;</text:placeholder></text:p>
              <text:p text:style-name="MP4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0"><text:placeholder text:placeholder-type="text">&lt;if test="o.partner_id.bank_ids"&gt;</text:placeholder></text:p>
              <text:p text:style-name="MP41"><text:placeholder text:placeholder-type="text">&lt;o.partner_id.bank_ids[0].bank_name or '' &gt;</text:placeholder></text:p>
              <text:p text:style-name="MP40"><text:placeholder text:placeholder-type="text">&lt;/if&gt;</text:placeholder></text:p>
              <text:p text:style-name="MP40"><text:placeholder text:placeholder-type="text">&lt;/otherwise&gt;</text:placeholder></text:p>
              <text:p text:style-name="MP40"><text:placeholder text:placeholder-type="text">&lt;/choose&gt;</text:placeholder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2"><text:placeholder text:placeholder-type="text">&lt;choose&gt;</text:placeholder></text:p>
              <text:p text:style-name="MP43"><text:placeholder text:placeholder-type="text">&lt;when test="o.partner_id.company_bank_id"&gt;</text:placeholder></text:p>
              <text:p text:style-name="MP41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3"><text:placeholder text:placeholder-type="text">&lt;/when&gt;</text:placeholder></text:p>
              <text:p text:style-name="MP44"><text:placeholder text:placeholder-type="text">&lt;otherwise&gt;</text:placeholder></text:p>
              <text:p text:style-name="MP43"><text:placeholder text:placeholder-type="text">&lt;if test="o.company_id.bank_ids"&gt;</text:placeholder></text:p>
              <text:p text:style-name="MP41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3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  <text:p text:style-name="MP40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9"><text:bookmark text:name="__DdeLink__1804_1266394671"/><text:placeholder text:placeholder-type="text">&lt;if test="sale_weight()"&gt;</text:placeholder></text:p>
              <text:p text:style-name="MP50"><text:bookmark-start text:name="__DdeLink__943_1928623897"/><text:placeholder text:placeholder-type="text">&lt;get_label(o,'volume').lower()&gt;</text:placeholder><text:bookmark-end text:name="__DdeLink__943_1928623897"/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net_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/text:p>
              <text:p text:style-name="MP52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3"><text:placeholder text:placeholder-type="text">&lt;translate(u'goods amount')&gt;</text:placeholder></text:p>
              <text:p text:style-name="MP54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5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volume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bookmark-start text:name="__DdeLink__1014_54864676"/><text:placeholder text:placeholder-type="text">&lt;if test="sale_weight()"&gt;</text:placeholder><text:bookmark-end text:name="__DdeLink__1014_54864676"/></text:p>
              <text:p text:style-name="MP57"><text:placeholder text:placeholder-type="text">&lt;formatLang(o.net_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Strong_20_Emphasis"><text:span text:style-name="MT13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53"><text:placeholder text:placeholder-type="text">&lt;formatLang(get_total_goods(o.order_line), monetary=True, currency_obj=o.currency_id)&gt;</text:placeholder></text:p>
              <text:p text:style-name="MP59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translate(u'transport amount')&gt;</text:placeholder></text:p>
              <text:p text:style-name="MP62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6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9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formatLang(get_total_transport(o.order_line), monetary=True, currency_obj=o.currency_id)&gt;</text:placeholder></text:p>
              <text:p text:style-name="MP62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5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1"/>
            </table:table-cell>
            <table:table-cell table:style-name="Tabella5.A2" office:value-type="string">
              <text:p text:style-name="MP72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2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4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6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5T12:04:41.801045708</dc:date>
    <meta:editing-duration>P6DT10H41M39S</meta:editing-duration>
    <meta:editing-cycles>799</meta:editing-cycles>
    <meta:generator>LibreOffice/5.1.6.2$Linux_X86_64 LibreOffice_project/10m0$Build-2</meta:generator>
    <meta:document-statistic meta:table-count="5" meta:image-count="0" meta:object-count="0" meta:page-count="2" meta:paragraph-count="184" meta:word-count="511" meta:character-count="8142" meta:non-whitespace-character-count="7801"/>
  </office:meta>
</office:document-meta>
</file>